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vertical-align="automatic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0C0C0"/>
    </style:style>
    <style:style style:name="ce33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C0C0C0" style:vertical-align="top" fo:background-color="transparent"/>
    </style:style>
    <style:style style:name="ce37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wrap-option="wrap"/>
    </style:style>
    <style:style style:name="ce39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C0C0C0" style:vertical-align="top" fo:background-color="#C0C0C0"/>
    </style:style>
    <style:style style:name="ce41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9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C0C0C0" style:vertical-align="top"/>
    </style:style>
    <style:style style:name="ce53" style:family="table-cell" style:parent-style-name="Default" style:data-style-name="N0">
      <style:table-cell-properties fo:border="thin solid #C0C0C0" style:vertical-align="top" fo:wrap-option="wrap"/>
    </style:style>
    <style:style style:name="ce54" style:family="table-cell" style:parent-style-name="Default" style:data-style-name="N0">
      <style:table-cell-properties style:vertical-align="top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98FB98"/>
    </style:style>
    <style:style style:name="ce56" style:family="table-cell" style:parent-style-name="Default" style:data-style-name="N0">
      <style:table-cell-properties fo:border="thin solid #000000" fo:background-color="#98FB98"/>
    </style:style>
    <style:style style:name="ce57" style:family="table-cell" style:parent-style-name="Default" style:data-style-name="N0">
      <style:table-cell-properties fo:border="thin solid #000000" fo:background-color="transparent"/>
    </style:style>
    <style:style style:name="ce58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ext-properties fo:color="#000000" fo:font-size="10pt" style:font-size-asian="10pt" style:font-size-complex="10pt"/>
    </style:style>
    <style:style style:name="ce63" style:family="table-cell" style:parent-style-name="Default" style:data-style-name="N36">
      <style:text-properties fo:color="#000000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7">
      <style:text-properties fo:color="#000000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8.93233333333333cm"/>
    </style:style>
    <style:style style:name="co10" style:family="table-column">
      <style:table-column-properties fo:break-before="auto" style:column-width="7.239cm"/>
    </style:style>
    <style:style style:name="co11" style:family="table-column">
      <style:table-column-properties fo:break-before="auto" style:column-width="12.192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515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9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Description" table:display="true"/>
          <table:error-message table:display="true"/>
        </table:content-validation>
        <table:content-validation table:name="val12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3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54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office:value-type="string" table:number-columns-spanned="6" table:number-rows-spanned="1" table:style-name="ce55">
            <text:p>Mavs Arboreta, Nursery, and Garden Association (MANGA)</text:p>
          </table:table-cell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office:value-type="string" table:number-columns-spanned="6" table:number-rows-spanned="1" table:style-name="ce55">
            <text:p>Zaky Qalawi</text:p>
          </table:table-cell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1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6">
            <text:p>Zaky Qalawi</text:p>
          </table:table-cell>
          <table:covered-table-cell table:number-columns-repeated="5"/>
          <table:table-cell office:value-type="string" table:style-name="ce7">
            <text:p>ZQ</text:p>
          </table:table-cell>
          <table:table-cell office:value-type="float" office:value="1001599504" table:style-name="ce7">
            <text:p>1001599504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7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style-name="ce12"/>
          <table:table-cell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3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3">
            <text:p>1</text:p>
          </table:table-cell>
          <table:table-cell office:value-type="float" office:value="30" table:formula="of:=[.B13]-[.C14]" table:style-name="ce4">
            <text:p>30</text:p>
          </table:table-cell>
          <table:table-cell office:value-type="float" office:value="0" table:formula="of:=COUNTIF([.G$26:.G$105];&quot;Finished in Sprint 1&quot;)" table:style-name="ce11">
            <text:p>0</text:p>
          </table:table-cell>
          <table:table-cell table:style-name="ce11"/>
          <table:table-cell table:style-name="ce12"/>
          <table:table-cell office:value-type="float" office:value="1" table:style-name="ce14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3">
            <text:p>2</text:p>
          </table:table-cell>
          <table:table-cell office:value-type="float" office:value="26" table:formula="of:=[.B14]-[.C15]" table:style-name="ce4">
            <text:p>26</text:p>
          </table:table-cell>
          <table:table-cell office:value-type="float" office:value="4" table:style-name="ce11">
            <text:p>4</text:p>
          </table:table-cell>
          <table:table-cell table:style-name="ce11"/>
          <table:table-cell table:style-name="ce12"/>
          <table:table-cell office:value-type="float" office:value="2" table:style-name="ce14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float" office:value="26" table:formula="of:=[.B15]-[.C16]" table:style-name="ce4">
            <text:p>26</text:p>
          </table:table-cell>
          <table:table-cell office:value-type="float" office:value="0" table:formula="of:=COUNTIF([.G$26:.G$105];&quot;Finished in Sprint 3&quot;)" table:style-name="ce11">
            <text:p>0</text:p>
          </table:table-cell>
          <table:table-cell table:style-name="ce11"/>
          <table:table-cell table:style-name="ce12"/>
          <table:table-cell office:value-type="float" office:value="3" table:style-name="ce14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3">
            <text:p>4</text:p>
          </table:table-cell>
          <table:table-cell office:value-type="float" office:value="26" table:formula="of:=[.B16]-[.C17]" table:style-name="ce4">
            <text:p>2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3">
            <text:p>5</text:p>
          </table:table-cell>
          <table:table-cell office:value-type="float" office:value="26" table:formula="of:=[.B17]-[.C18]" table:style-name="ce4">
            <text:p>26</text:p>
          </table:table-cell>
          <table:table-cell office:value-type="float" office:value="0" table:formula="of:=COUNTIF([.G$26:.G$105];&quot;Finished in Sprint 4&quot;)" table:style-name="ce11">
            <text:p>0</text:p>
          </table:table-cell>
          <table:table-cell table:style-name="ce11"/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3">
            <text:p>6</text:p>
          </table:table-cell>
          <table:table-cell office:value-type="float" office:value="26" table:formula="of:=[.B18]-[.C19]" table:style-name="ce4">
            <text:p>26</text:p>
          </table:table-cell>
          <table:table-cell office:value-type="float" office:value="0" table:formula="of:=COUNTIF([.G$26:.G$105];&quot;Finished in Sprint 4&quot;)" table:style-name="ce15">
            <text:p>0</text:p>
          </table:table-cell>
          <table:table-cell table:number-columns-repeated="2"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3"/>
          <table:table-cell office:value-type="string" table:style-name="ce4">
            <text:p>Plant</text:p>
          </table:table-cell>
          <table:table-cell table:style-name="ce12"/>
          <table:table-cell office:value-type="string" table:style-name="ce12">
            <text:p>created the Plant connect method</text:p>
          </table:table-cell>
          <table:table-cell table:style-name="ce12"/>
          <table:table-cell table:style-name="ce14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6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7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8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6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19"/>
          <table:table-cell table:style-name="ce20"/>
          <table:table-cell table:style-name="ce9"/>
          <table:table-cell office:value-type="string" table:number-columns-spanned="3" table:number-rows-spanned="1" table:style-name="ce58">
            <text:p>Features</text:p>
          </table:table-cell>
          <table:covered-table-cell table:number-columns-repeated="2"/>
          <table:table-cell table:number-columns-repeated="16374" table:style-name="ce21"/>
        </table:table-row>
        <table:table-row table:style-name="ro3">
          <table:table-cell office:value-type="string" table:style-name="ce22">
            <text:p>Feature ID</text:p>
          </table:table-cell>
          <table:table-cell office:value-type="string" table:style-name="ce22">
            <text:p>Priority</text:p>
          </table:table-cell>
          <table:table-cell office:value-type="string" table:style-name="ce22">
            <text:p>Required</text:p>
          </table:table-cell>
          <table:table-cell office:value-type="string" table:style-name="ce22">
            <text:p>Bonus</text:p>
          </table:table-cell>
          <table:table-cell office:value-type="string" table:style-name="ce22">
            <text:p>Est</text:p>
          </table:table-cell>
          <table:table-cell office:value-type="string" table:style-name="ce23">
            <text:p>Planned</text:p>
          </table:table-cell>
          <table:table-cell office:value-type="string" table:style-name="ce23">
            <text:p>Status</text:p>
          </table:table-cell>
          <table:table-cell office:value-type="string" table:style-name="ce22">
            <text:p>As a...</text:p>
          </table:table-cell>
          <table:table-cell office:value-type="string" table:style-name="ce22">
            <text:p>I want to...</text:p>
          </table:table-cell>
          <table:table-cell office:value-type="string" table:style-name="ce22">
            <text:p>So that I can…</text:p>
          </table:table-cell>
          <table:table-cell office:value-type="string" table:style-name="ce22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STORE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Create an empty store (via CLI)</text:p>
          </table:table-cell>
          <table:table-cell office:value-type="string" table:style-name="ce28">
            <text:p>Open new branches and franchises</text:p>
          </table:table-cell>
          <table:table-cell office:value-type="string" table:style-name="ce28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</text:p>
          </table:table-cell>
          <table:table-cell office:value-type="float" office:value="2" table:formula="of:=[.B26]+1" table:style-name="ce25">
            <text:p>2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8" table:style-name="ce25">
            <text:p>8</text:p>
          </table:table-cell>
          <table:table-cell table:content-validation-name="val4" table:style-name="ce26"/>
          <table:table-cell office:value-type="string" table:content-validation-name="val1" table:style-name="ce26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Tool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PROD</text:p>
          </table:table-cell>
          <table:table-cell office:value-type="float" office:value="3" table:formula="of:=[.B27]+1" table:style-name="ce25">
            <text:p>3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List all products in the store (via CLI)</text:p>
          </table:table-cell>
          <table:table-cell office:value-type="string" table:style-name="ce28">
            <text:p>Find products my customers need</text:p>
          </table:table-cell>
          <table:table-cell office:value-type="string" table:style-name="ce28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</text:p>
          </table:table-cell>
          <table:table-cell office:value-type="float" office:value="4" table:formula="of:=[.B28]+1" table:style-name="ce25">
            <text:p>4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6"/>
          <table:table-cell office:value-type="string" table:content-validation-name="val1" table:style-name="ce26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Plant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MULCH</text:p>
          </table:table-cell>
          <table:table-cell office:value-type="float" office:value="5" table:formula="of:=[.B29]+1" table:style-name="ce25">
            <text:p>5</text:p>
          </table:table-cell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5" table:style-name="ce25">
            <text:p>5</text:p>
          </table:table-cell>
          <table:table-cell table:content-validation-name="val4" table:style-name="ce26"/>
          <table:table-cell office:value-type="string" table:content-validation-name="val1" table:style-name="ce26">
            <text:p>Finished in Sprint 2</text:p>
          </table:table-cell>
          <table:table-cell office:value-type="string" table:style-name="ce27">
            <text:p>Inventory</text:p>
          </table:table-cell>
          <table:table-cell office:value-type="string" table:style-name="ce28">
            <text:p>Add a Mulch product to the store (via CLI)</text:p>
          </table:table-cell>
          <table:table-cell office:value-type="string" table:style-name="ce28">
            <text:p>Add new products to sell</text:p>
          </table:table-cell>
          <table:table-cell office:value-type="string" table:style-name="ce28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WINDOW</text:p>
          </table:table-cell>
          <table:table-cell office:value-type="float" office:value="6" table:formula="of:=[.B30]+1" table:style-name="ce30">
            <text:p>6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table:content-validation-name="val4" table:style-name="ce26"/>
          <table:table-cell office:value-type="string" table:content-validation-name="val1" table:style-name="ce26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main window for the store</text:p>
          </table:table-cell>
          <table:table-cell office:value-type="string" table:style-name="ce33">
            <text:p>Use the software more easily</text:p>
          </table:table-cell>
          <table:table-cell office:value-type="string" table:style-name="ce33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TOOLW</text:p>
          </table:table-cell>
          <table:table-cell office:value-type="float" office:value="7" table:formula="of:=[.B31]+1" table:style-name="ce30">
            <text:p>7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Inventory</text:p>
          </table:table-cell>
          <table:table-cell office:value-type="string" table:style-name="ce33">
            <text:p>Add New Tool series of dialogs to add Tool product</text:p>
          </table:table-cell>
          <table:table-cell office:value-type="string" table:style-name="ce33">
            <text:p>More easily create new Tools</text:p>
          </table:table-cell>
          <table:table-cell office:value-type="string" table:style-name="ce33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LISTW</text:p>
          </table:table-cell>
          <table:table-cell office:value-type="float" office:value="8" table:formula="of:=[.B32]+1" table:style-name="ce30">
            <text:p>8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Sales Staff</text:p>
          </table:table-cell>
          <table:table-cell office:value-type="string" table:style-name="ce32">
            <text:p>List all products in the main window data area</text:p>
          </table:table-cell>
          <table:table-cell office:value-type="string" table:style-name="ce32">
            <text:p>Find products my customers need</text:p>
          </table:table-cell>
          <table:table-cell office:value-type="string" table:style-name="ce33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PLANTW</text:p>
          </table:table-cell>
          <table:table-cell office:value-type="float" office:value="9" table:formula="of:=[.B33]+1" table:style-name="ce30">
            <text:p>9</text:p>
          </table:table-cell>
          <table:table-cell office:value-type="float" office:value="2" table:style-name="ce30">
            <text:p>2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Inventory</text:p>
          </table:table-cell>
          <table:table-cell office:value-type="string" table:style-name="ce33">
            <text:p>Add New Plant dialogs</text:p>
          </table:table-cell>
          <table:table-cell office:value-type="string" table:style-name="ce33">
            <text:p>More easily create new Plants</text:p>
          </table:table-cell>
          <table:table-cell table:style-name="ce32"/>
          <table:table-cell table:number-columns-repeated="16373" table:style-name="ce34"/>
        </table:table-row>
        <table:table-row table:style-name="ro3">
          <table:table-cell office:value-type="string" table:style-name="ce29">
            <text:p>MULCHW</text:p>
          </table:table-cell>
          <table:table-cell office:value-type="float" office:value="10" table:formula="of:=[.B34]+1" table:style-name="ce30">
            <text:p>10</text:p>
          </table:table-cell>
          <table:table-cell table:number-columns-repeated="2" table:style-name="ce30"/>
          <table:table-cell office:value-type="float" office:value="3" table:style-name="ce30">
            <text:p>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Inventory</text:p>
          </table:table-cell>
          <table:table-cell office:value-type="string" table:style-name="ce35">
            <text:p>Add New Mulch dialogs</text:p>
          </table:table-cell>
          <table:table-cell office:value-type="string" table:style-name="ce33">
            <text:p>More easily create new Mulch products</text:p>
          </table:table-cell>
          <table:table-cell table:style-name="ce33"/>
          <table:table-cell table:number-columns-repeated="16373" table:style-name="ce34"/>
        </table:table-row>
        <table:table-row table:style-name="ro3">
          <table:table-cell office:value-type="string" table:style-name="ce36">
            <text:p>SAVE</text:p>
          </table:table-cell>
          <table:table-cell office:value-type="float" office:value="11" table:formula="of:=[.B35]+1" table:style-name="ce25">
            <text:p>11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3" table:content-validation-name="val3" table:style-name="ce37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This requires modifying the “model” to save and reload each object from a provided stream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36">
            <text:p>LOAD</text:p>
          </table:table-cell>
          <table:table-cell office:value-type="float" office:value="12" table:formula="of:=[.B36]+1" table:style-name="ce25">
            <text:p>12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39">
            <text:p>Load saved products from a selected filename</text:p>
          </table:table-cell>
          <table:table-cell office:value-type="string" table:style-name="ce38">
            <text:p>Avoid rekeying all data (!)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36">
            <text:p>SAVEAS</text:p>
          </table:table-cell>
          <table:table-cell office:value-type="float" office:value="13" table:formula="of:=[.B37]+1" table:style-name="ce25">
            <text:p>13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8" table:content-validation-name="val3" table:style-name="ce37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39">
            <text:p>Save as a specified / selected filename</text:p>
          </table:table-cell>
          <table:table-cell office:value-type="string" table:style-name="ce38">
            <text:p>Manage multiple stores</text:p>
          </table:table-cell>
          <table:table-cell office:value-type="string" table:style-name="ce28">
            <text:p>Use Gtk::FileChooser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36">
            <text:p>ABOUT</text:p>
          </table:table-cell>
          <table:table-cell office:value-type="float" office:value="14" table:formula="of:=[.B38]+1" table:style-name="ce25">
            <text:p>14</text:p>
          </table:table-cell>
          <table:table-cell office:value-type="float" office:value="3" table:style-name="ce37">
            <text:p>3</text:p>
          </table:table-cell>
          <table:table-cell table:style-name="ce37"/>
          <table:table-cell office:value-type="float" office:value="1" table:content-validation-name="val3" table:style-name="ce37">
            <text:p>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Provide About dialog for documenting licenses</text:p>
          </table:table-cell>
          <table:table-cell office:value-type="string" table:style-name="ce28">
            <text:p>Avoid a lawsuit</text:p>
          </table:table-cell>
          <table:table-cell office:value-type="string" table:style-name="ce28">
            <text:p>Use Gtk::AboutDialog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40">
            <text:p>CUSTOMER</text:p>
          </table:table-cell>
          <table:table-cell office:value-type="float" office:value="15" table:formula="of:=[.B39]+1" table:style-name="ce30">
            <text:p>15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21" table:style-name="ce30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Sales Staff</text:p>
          </table:table-cell>
          <table:table-cell office:value-type="string" table:style-name="ce33">
            <text:p>Create a new Customer via a unified dialog</text:p>
          </table:table-cell>
          <table:table-cell office:value-type="string" table:style-name="ce33">
            <text:p>Add a new customer</text:p>
          </table:table-cell>
          <table:table-cell office:value-type="string" table:style-name="ce33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LISTCUST</text:p>
          </table:table-cell>
          <table:table-cell office:value-type="float" office:value="16" table:formula="of:=[.B40]+1" table:style-name="ce30">
            <text:p>16</text:p>
          </table:table-cell>
          <table:table-cell office:value-type="float" office:value="4" table:style-name="ce30">
            <text:p>4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31">
            <text:p>Sales Staff</text:p>
          </table:table-cell>
          <table:table-cell office:value-type="string" table:style-name="ce33">
            <text:p>List all Customers in the main window data area</text:p>
          </table:table-cell>
          <table:table-cell office:value-type="string" table:style-name="ce33">
            <text:p>Find the current customer</text:p>
          </table:table-cell>
          <table:table-cell office:value-type="string" table:style-name="ce33">
            <text:p>Will need appropriate add and iterate methods for Store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41">
            <text:p>STATUS</text:p>
          </table:table-cell>
          <table:table-cell office:value-type="float" office:value="17" table:formula="of:=[.B41]+1" table:style-name="ce42">
            <text:p>17</text:p>
          </table:table-cell>
          <table:table-cell office:value-type="float" office:value="5" table:style-name="ce42">
            <text:p>5</text:p>
          </table:table-cell>
          <table:table-cell table:number-columns-repeated="2" table:style-name="ce42"/>
          <table:table-cell table:content-validation-name="val4" table:style-name="ce26"/>
          <table:table-cell table:content-validation-name="val1" table:style-name="ce26"/>
          <table:table-cell office:value-type="string" table:style-name="ce43">
            <text:p>Manager</text:p>
          </table:table-cell>
          <table:table-cell office:value-type="string" table:style-name="ce44">
            <text:p>Add a status bar</text:p>
          </table:table-cell>
          <table:table-cell office:value-type="string" table:style-name="ce44">
            <text:p>Monitor program operation more clearly</text:p>
          </table:table-cell>
          <table:table-cell office:value-type="string" table:style-name="ce44">
            <text:p>Recommend a Gtk::Label and Mainwin methods to update and clear the status bar. Consider using Pango for more attractive status!</text:p>
          </table:table-cell>
          <table:table-cell table:number-columns-repeated="16373" table:style-name="ce45"/>
        </table:table-row>
        <table:table-row table:style-name="ro3">
          <table:table-cell office:value-type="string" table:style-name="ce46">
            <text:p>ORDER</text:p>
          </table:table-cell>
          <table:table-cell office:value-type="float" office:value="18" table:formula="of:=[.B42]+1" table:style-name="ce37">
            <text:p>18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21" table:style-name="ce37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Create an Order</text:p>
          </table:table-cell>
          <table:table-cell office:value-type="string" table:style-name="ce28">
            <text:p>Sell stuff!</text:p>
          </table:table-cell>
          <table:table-cell office:value-type="string" table:style-name="ce28">
            <text:p>Will need an Order class, Store::_orders vector, and dialog to create them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46">
            <text:p>LISTORD</text:p>
          </table:table-cell>
          <table:table-cell office:value-type="float" office:value="19" table:formula="of:=[.B43]+1" table:style-name="ce37">
            <text:p>19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List all Orders (with cost) in the main data area</text:p>
          </table:table-cell>
          <table:table-cell office:value-type="string" table:style-name="ce28">
            <text:p>Find the order for a Customer</text:p>
          </table:table-cell>
          <table:table-cell table:style-name="ce28"/>
          <table:table-cell table:number-columns-repeated="16373" table:style-name="ce34"/>
        </table:table-row>
        <table:table-row table:style-name="ro3">
          <table:table-cell office:value-type="string" table:style-name="ce46">
            <text:p>TOOLBAR</text:p>
          </table:table-cell>
          <table:table-cell office:value-type="float" office:value="20" table:formula="of:=[.B44]+1" table:style-name="ce37">
            <text:p>20</text:p>
          </table:table-cell>
          <table:table-cell office:value-type="float" office:value="5" table:style-name="ce37">
            <text:p>5</text:p>
          </table:table-cell>
          <table:table-cell table:style-name="ce37"/>
          <table:table-cell office:value-type="float" office:value="8" table:style-name="ce37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Add a tool bar</text:p>
          </table:table-cell>
          <table:table-cell office:value-type="string" table:style-name="ce28">
            <text:p>Access program functions more easily</text:p>
          </table:table-cell>
          <table:table-cell office:value-type="string" table:style-name="ce28">
            <text:p>Include a functionality from main menu except exit and help</text:p>
          </table:table-cell>
          <table:table-cell table:number-columns-repeated="16373" table:style-name="ce34"/>
        </table:table-row>
        <table:table-row table:style-name="ro3">
          <table:table-cell office:value-type="string" table:style-name="ce29">
            <text:p>SORTCUST</text:p>
          </table:table-cell>
          <table:table-cell office:value-type="float" office:value="21" table:formula="of:=[.B45]+1" table:style-name="ce30">
            <text:p>21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8" table:style-name="ce30">
            <text:p>8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Sort the Customer list by name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3">
          <table:table-cell office:value-type="string" table:style-name="ce29">
            <text:p>ITERATORS</text:p>
          </table:table-cell>
          <table:table-cell office:value-type="float" office:value="22" table:formula="of:=[.B46]+1" table:style-name="ce30">
            <text:p>22</text:p>
          </table:table-cell>
          <table:table-cell office:value-type="float" office:value="6" table:style-name="ce30">
            <text:p>6</text:p>
          </table:table-cell>
          <table:table-cell table:style-name="ce30"/>
          <table:table-cell office:value-type="float" office:value="13" table:style-name="ce30">
            <text:p>13</text:p>
          </table:table-cell>
          <table:table-cell table:content-validation-name="val4" table:style-name="ce26"/>
          <table:table-cell table:content-validation-name="val1" table:style-name="ce26"/>
          <table:table-cell table:style-name="ce31"/>
          <table:table-cell office:value-type="string" table:style-name="ce33">
            <text:p>REFACTOR: Use iterators with Store's vectors</text:p>
          </table:table-cell>
          <table:table-cell table:number-columns-repeated="2" table:style-name="ce33"/>
          <table:table-cell table:number-columns-repeated="16373" table:style-name="ce34"/>
        </table:table-row>
        <table:table-row table:style-name="ro3">
          <table:table-cell table:style-name="ce47"/>
          <table:table-cell table:number-columns-repeated="4" table:style-name="ce48"/>
          <table:table-cell table:content-validation-name="val4" table:style-name="ce48"/>
          <table:table-cell table:content-validation-name="val1" table:style-name="ce48"/>
          <table:table-cell table:style-name="ce49"/>
          <table:table-cell office:value-type="string" table:style-name="ce50">
            <text:p>BONUS WORK – COMPLETE ABOVE FEATURES FIRST!!!</text:p>
          </table:table-cell>
          <table:table-cell table:number-columns-repeated="2" table:style-name="ce51"/>
          <table:table-cell table:number-columns-repeated="16373" table:style-name="ce22"/>
        </table:table-row>
        <table:table-row table:style-name="ro3">
          <table:table-cell office:value-type="string" table:style-name="ce24">
            <text:p>UNIFIED</text:p>
          </table:table-cell>
          <table:table-cell office:value-type="float" office:value="23" table:formula="of:=[.B47]+1" table:style-name="ce25">
            <text:p>23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place all remaining dialog sequences with unified dialogs each</text:p>
          </table:table-cell>
          <table:table-cell office:value-type="string" table:style-name="ce28">
            <text:p>Enter data more quickly</text:p>
          </table:table-cell>
          <table:table-cell table:style-name="ce28"/>
          <table:table-cell table:number-columns-repeated="16373" table:style-name="ce34"/>
        </table:table-row>
        <table:table-row table:style-name="ro3">
          <table:table-cell office:value-type="string" table:style-name="ce52">
            <text:p>SCROLL</text:p>
          </table:table-cell>
          <table:table-cell office:value-type="float" office:value="24" table:formula="of:=[.B49]+1" table:style-name="ce25">
            <text:p>24</text:p>
          </table:table-cell>
          <table:table-cell table:style-name="ce25"/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Customer</text:p>
          </table:table-cell>
          <table:table-cell office:value-type="string" table:style-name="ce28">
            <text:p>Make the main window’s data area scrollable</text:p>
          </table:table-cell>
          <table:table-cell office:value-type="string" table:style-name="ce28">
            <text:p>See large volumes of data</text:p>
          </table:table-cell>
          <table:table-cell office:value-type="string" table:style-name="ce28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3">
          <table:table-cell office:value-type="string" table:style-name="ce52">
            <text:p>DEPRECATE</text:p>
          </table:table-cell>
          <table:table-cell office:value-type="float" office:value="25" table:formula="of:=[.B50]+1" table:style-name="ce25">
            <text:p>25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Deprecate a product</text:p>
          </table:table-cell>
          <table:table-cell office:value-type="string" table:style-name="ce28">
            <text:p>Avoid selling products that are out of production</text:p>
          </table:table-cell>
          <table:table-cell office:value-type="string" table:style-name="ce28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3">
          <table:table-cell office:value-type="string" table:style-name="ce52">
            <text:p>STATUS++</text:p>
          </table:table-cell>
          <table:table-cell office:value-type="float" office:value="26" table:formula="of:=[.B51]+1" table:style-name="ce25">
            <text:p>26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Replace the Gtk::Label for the status bar with Gtk::Statusbar, and maintain a message stack</text:p>
          </table:table-cell>
          <table:table-cell office:value-type="string" table:style-name="ce28">
            <text:p>Better track status of messages</text:p>
          </table:table-cell>
          <table:table-cell office:value-type="string" table:style-name="ce28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52">
            <text:p>RMPROD</text:p>
          </table:table-cell>
          <table:table-cell office:value-type="float" office:value="27" table:formula="of:=[.B52]+1" table:style-name="ce25">
            <text:p>27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Remove a product from an order in progress</text:p>
          </table:table-cell>
          <table:table-cell office:value-type="string" table:style-name="ce28">
            <text:p>More quickly assist indecisive Customers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STATE</text:p>
          </table:table-cell>
          <table:table-cell office:value-type="float" office:value="28" table:formula="of:=[.B53]+1" table:style-name="ce25">
            <text:p>28</text:p>
          </table:table-cell>
          <table:table-cell table:style-name="ce25"/>
          <table:table-cell office:value-type="float" office:value="40" table:style-name="ce25">
            <text:p>40</text:p>
          </table:table-cell>
          <table:table-cell office:value-type="float" office:value="21" table:style-name="ce25">
            <text:p>21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Manager</text:p>
          </table:table-cell>
          <table:table-cell office:value-type="string" table:style-name="ce28">
            <text:p>Track order state: pending, paid, complete</text:p>
          </table:table-cell>
          <table:table-cell office:value-type="string" table:style-name="ce28">
            <text:p>Collect metrics on order processing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EDITCUST</text:p>
          </table:table-cell>
          <table:table-cell office:value-type="float" office:value="29" table:formula="of:=[.B54]+1" table:style-name="ce25">
            <text:p>29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8" table:style-name="ce25">
            <text:p>8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Sales Staff</text:p>
          </table:table-cell>
          <table:table-cell office:value-type="string" table:style-name="ce28">
            <text:p>Enable editing any Customer attribute(s)</text:p>
          </table:table-cell>
          <table:table-cell office:value-type="string" table:style-name="ce28">
            <text:p>Keep our CRM data up to date</text:p>
          </table:table-cell>
          <table:table-cell table:style-name="ce28"/>
          <table:table-cell table:number-columns-repeated="16373"/>
        </table:table-row>
        <table:table-row table:style-name="ro3">
          <table:table-cell office:value-type="string" table:style-name="ce52">
            <text:p>EDITPROD</text:p>
          </table:table-cell>
          <table:table-cell office:value-type="float" office:value="30" table:formula="of:=[.B55]+1" table:style-name="ce25">
            <text:p>30</text:p>
          </table:table-cell>
          <table:table-cell table:style-name="ce25"/>
          <table:table-cell office:value-type="float" office:value="25" table:style-name="ce25">
            <text:p>25</text:p>
          </table:table-cell>
          <table:table-cell office:value-type="float" office:value="13" table:style-name="ce25">
            <text:p>13</text:p>
          </table:table-cell>
          <table:table-cell table:content-validation-name="val4" table:style-name="ce26"/>
          <table:table-cell table:content-validation-name="val1" table:style-name="ce26"/>
          <table:table-cell office:value-type="string" table:style-name="ce27">
            <text:p>Inventory</text:p>
          </table:table-cell>
          <table:table-cell office:value-type="string" table:style-name="ce28">
            <text:p>Enable editing a Product's name, price, and description</text:p>
          </table:table-cell>
          <table:table-cell office:value-type="string" table:style-name="ce28">
            <text:p>More quickly track changes to our portfolio of products</text:p>
          </table:table-cell>
          <table:table-cell table:style-name="ce28"/>
          <table:table-cell table:number-columns-repeated="16373"/>
        </table:table-row>
        <table:table-row table:number-rows-repeated="3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number-columns-repeated="3" table:style-name="ce28"/>
          <table:table-cell table:number-columns-repeated="16373"/>
        </table:table-row>
        <table:table-row table:number-rows-repeated="4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style-name="ce28"/>
          <table:table-cell table:style-name="ce53"/>
          <table:table-cell table:number-columns-repeated="16373"/>
        </table:table-row>
        <table:table-row table:number-rows-repeated="35" table:style-name="ro5">
          <table:table-cell table:style-name="ce52"/>
          <table:table-cell table:number-columns-repeated="4" table:style-name="ce25"/>
          <table:table-cell table:content-validation-name="val4" table:style-name="ce26"/>
          <table:table-cell table:content-validation-name="val1" table:style-name="ce26"/>
          <table:table-cell table:style-name="ce27"/>
          <table:table-cell table:style-name="ce24"/>
          <table:table-cell table:number-columns-repeated="2" table:style-name="ce53"/>
          <table:table-cell table:number-columns-repeated="16373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73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1" table:style-name="ce59">
            <text:p>1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06T00:00:00" table:style-name="ce63">
            <text:p>Oct 06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13T00:00:00" table:formula="of:=[.B2]+7" table:style-name="ce63">
            <text:p>Oct 13</text:p>
          </table:table-cell>
          <table:table-cell table:style-name="ce59"/>
          <table:table-cell table:style-name="ce59">
            <draw:frame draw:z-index="1" draw:id="id1" draw:style-name="a1" draw:name="Chart 1" svg:x="1.837in" svg:y="0.0744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17" table:formula="of:=COUNTA([.D17:.D995])" table:style-name="ce59">
            <text:p>17</text:p>
          </table:table-cell>
          <table:table-cell table:number-columns-repeated="3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17" table:formula="of:=[.B7]-[.C8]" table:style-name="ce59">
            <text:p>17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17" table:formula="of:=[.B8]-[.C9]" table:style-name="ce59">
            <text:p>17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17" table:formula="of:=[.B9]-[.C10]" table:style-name="ce59">
            <text:p>17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17" table:formula="of:=[.B10]-[.C11]" table:style-name="ce59">
            <text:p>17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17" table:formula="of:=[.B11]-[.C12]" table:style-name="ce59">
            <text:p>17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17" table:formula="of:=[.B12]-[.C13]" table:style-name="ce59">
            <text:p>17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17" table:formula="of:=[.B13]-[.C14]" table:style-name="ce59">
            <text:p>17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2"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Note: Due to the late project start, the results of this sprint will be provided to you (although you may use your own solution if you prefer)</text:p>
          </table:table-cell>
          <table:table-cell table:style-name="ce59"/>
          <table:table-cell table:style-name="ce61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Task</text:p>
          </table:table-cell>
          <table:table-cell office:value-type="string" table:style-name="ce67">
            <text:p>Status</text:p>
          </table:table-cell>
          <table:table-cell office:value-type="string" table:style-name="ce68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the Product class</text:p>
          </table:table-cell>
          <table:table-cell table:style-name="ce71"/>
          <table:table-cell office:value-type="string" table:style-name="ce72">
            <text:p>Test each class and method as it is written</text:p>
          </table:table-cell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operator&lt;&lt; for Product</text:p>
          </table:table-cell>
          <table:table-cell table:style-name="ce71"/>
          <table:table-cell office:value-type="string" table:style-name="ce72">
            <text:p>Commit and push AT LEAST once every class or update</text:p>
          </table:table-cell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Store::add_product, products, and product(int)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created the Plant connect method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9">
            <text:p>TOOL</text:p>
          </table:table-cell>
          <table:table-cell table:content-validation-name="val5" table:style-name="ce6"/>
          <table:table-cell office:value-type="string" table:style-name="ce70">
            <text:p>Write the Tool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Store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operator&lt;&lt; for Store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9">
            <text:p>STORE</text:p>
          </table:table-cell>
          <table:table-cell table:content-validation-name="val5" table:style-name="ce6"/>
          <table:table-cell office:value-type="string" table:style-name="ce70">
            <text:p>Write first draft of main() function – add Tool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9">
            <text:p>LISTPROD</text:p>
          </table:table-cell>
          <table:table-cell table:content-validation-name="val5" table:style-name="ce6"/>
          <table:table-cell office:value-type="string" table:style-name="ce70">
            <text:p>Update main() function to list Products (polymorphism should enable other products to list as well)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Exposure enum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Exposure operator&lt;&lt; function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Write Plant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9">
            <text:p>PLANT</text:p>
          </table:table-cell>
          <table:table-cell table:content-validation-name="val5" table:style-name="ce6"/>
          <table:table-cell office:value-type="string" table:style-name="ce70">
            <text:p>Update main() function to create Plant product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aterial enum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aterial operator&lt;&lt; function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6" table:style-name="ce6">
            <text:p>16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Write Mulch clas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7" table:style-name="ce6">
            <text:p>17</text:p>
          </table:table-cell>
          <table:table-cell office:value-type="string" table:style-name="ce69">
            <text:p>MULCH</text:p>
          </table:table-cell>
          <table:table-cell table:content-validation-name="val5" table:style-name="ce6"/>
          <table:table-cell office:value-type="string" table:style-name="ce70">
            <text:p>Update main() function to create Mulch products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8" table:style-name="ce6">
            <text:p>1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9" table:style-name="ce6">
            <text:p>1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9"/>
          <table:table-cell table:content-validation-name="val5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2" table:formula="of:=[Sprint_01_Backlog.B1]+1" table:style-name="ce59">
            <text:p>2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13T00:00:00" table:formula="of:=[Sprint_01_Backlog.B3]" table:style-name="ce63">
            <text:p>Oct 13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20T00:00:00" table:formula="of:=[.B2]+7" table:style-name="ce63">
            <text:p>Oct 20</text:p>
          </table:table-cell>
          <table:table-cell table:style-name="ce59"/>
          <table:table-cell table:style-name="ce59">
            <draw:frame draw:z-index="1" draw:id="id2" draw:style-name="a2" draw:name="Chart 1" svg:x="1.837in" svg:y="0.0744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4" table:formula="of:=COUNTA([.D17:.D995])" table:style-name="ce59">
            <text:p>4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4" table:formula="of:=[.B7]-[.C8]" table:style-name="ce59">
            <text:p>4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4" table:formula="of:=[.B8]-[.C9]" table:style-name="ce59">
            <text:p>4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4" table:formula="of:=[.B9]-[.C10]" table:style-name="ce59">
            <text:p>4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4" table:formula="of:=[.B10]-[.C11]" table:style-name="ce59">
            <text:p>4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4" table:formula="of:=[.B11]-[.C12]" table:style-name="ce59">
            <text:p>4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4" table:formula="of:=[.B12]-[.C13]" table:style-name="ce59">
            <text:p>4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4" table:formula="of:=[.B13]-[.C14]" table:style-name="ce59">
            <text:p>4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9">
            <text:p>Window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70">
            <text:p>Created the Main window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9">
            <text:p>TOOL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70">
            <text:p>Created the Tool connect method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9">
            <text:p>Mulch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70">
            <text:p>created the Mulch connect method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9">
            <text:p>Plant</text:p>
          </table:table-cell>
          <table:table-cell office:value-type="string" table:content-validation-name="val6" table:style-name="ce6">
            <text:p>ZQ</text:p>
          </table:table-cell>
          <table:table-cell office:value-type="string" table:style-name="ce70">
            <text:p>created the Plant connect method</text:p>
          </table:table-cell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9" table:style-name="ce6">
            <text:p>1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9"/>
          <table:table-cell table:content-validation-name="val6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3" table:formula="of:=[Sprint_02_Backlog.B1]+1" table:style-name="ce59">
            <text:p>3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20T00:00:00" table:formula="of:=[Sprint_02_Backlog.B2]+7" table:style-name="ce63">
            <text:p>Oct 20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0-27T00:00:00" table:formula="of:=[.B2]+7" table:style-name="ce63">
            <text:p>Oct 27</text:p>
          </table:table-cell>
          <table:table-cell table:style-name="ce59"/>
          <table:table-cell table:style-name="ce59">
            <draw:frame draw:z-index="1" draw:id="id3" draw:style-name="a3" draw:name="Chart 1" svg:x="1.837in" svg:y="0.0744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0" table:formula="of:=COUNTA([.D17:.D995])" table:style-name="ce59">
            <text:p>0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0" table:formula="of:=[.B7]-[.C8]" table:style-name="ce59">
            <text:p>0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0" table:formula="of:=[.B8]-[.C9]" table:style-name="ce59">
            <text:p>0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0" table:formula="of:=[.B9]-[.C10]" table:style-name="ce59">
            <text:p>0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2" table:style-name="ce6">
            <text:p>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3" table:style-name="ce6">
            <text:p>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4" table:style-name="ce6">
            <text:p>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5" table:style-name="ce6">
            <text:p>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6" table:style-name="ce6">
            <text:p>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7" table:style-name="ce6">
            <text:p>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19" table:style-name="ce6">
            <text:p>1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0" table:style-name="ce6">
            <text:p>2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1" table:style-name="ce6">
            <text:p>2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2" table:style-name="ce6">
            <text:p>2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3" table:style-name="ce6">
            <text:p>2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4" table:style-name="ce6">
            <text:p>2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5" table:style-name="ce6">
            <text:p>2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6" table:style-name="ce6">
            <text:p>2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7" table:style-name="ce6">
            <text:p>2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8" table:style-name="ce6">
            <text:p>2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29" table:style-name="ce6">
            <text:p>2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0" table:style-name="ce6">
            <text:p>3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1" table:style-name="ce6">
            <text:p>3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2" table:style-name="ce6">
            <text:p>3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3" table:style-name="ce6">
            <text:p>3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4" table:style-name="ce6">
            <text:p>3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5" table:style-name="ce6">
            <text:p>3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6" table:style-name="ce6">
            <text:p>3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7" table:style-name="ce6">
            <text:p>3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8" table:style-name="ce6">
            <text:p>3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39" table:style-name="ce6">
            <text:p>3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0" table:style-name="ce6">
            <text:p>4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1" table:style-name="ce6">
            <text:p>4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2" table:style-name="ce6">
            <text:p>4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3" table:style-name="ce6">
            <text:p>4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4" table:style-name="ce6">
            <text:p>4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5" table:style-name="ce6">
            <text:p>4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6" table:style-name="ce6">
            <text:p>4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7" table:style-name="ce6">
            <text:p>4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8" table:style-name="ce6">
            <text:p>4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49" table:style-name="ce6">
            <text:p>4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0" table:style-name="ce6">
            <text:p>5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1" table:style-name="ce6">
            <text:p>5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2" table:style-name="ce6">
            <text:p>5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3" table:style-name="ce6">
            <text:p>5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4" table:style-name="ce6">
            <text:p>5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5" table:style-name="ce6">
            <text:p>5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6" table:style-name="ce6">
            <text:p>5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7" table:style-name="ce6">
            <text:p>5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8" table:style-name="ce6">
            <text:p>5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59" table:style-name="ce6">
            <text:p>5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0" table:style-name="ce6">
            <text:p>6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1" table:style-name="ce6">
            <text:p>6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2" table:style-name="ce6">
            <text:p>6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3" table:style-name="ce6">
            <text:p>6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4" table:style-name="ce6">
            <text:p>6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5" table:style-name="ce6">
            <text:p>6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6" table:style-name="ce6">
            <text:p>6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7" table:style-name="ce6">
            <text:p>6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8" table:style-name="ce6">
            <text:p>6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69" table:style-name="ce6">
            <text:p>6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0" table:style-name="ce6">
            <text:p>7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1" table:style-name="ce6">
            <text:p>7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2" table:style-name="ce6">
            <text:p>7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3" table:style-name="ce6">
            <text:p>7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4" table:style-name="ce6">
            <text:p>7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5" table:style-name="ce6">
            <text:p>75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6" table:style-name="ce6">
            <text:p>76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7" table:style-name="ce6">
            <text:p>77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8" table:style-name="ce6">
            <text:p>78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79" table:style-name="ce6">
            <text:p>79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0" table:style-name="ce6">
            <text:p>80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1" table:style-name="ce6">
            <text:p>81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2" table:style-name="ce6">
            <text:p>82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3" table:style-name="ce6">
            <text:p>83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style-name="ro5">
          <table:table-cell office:value-type="float" office:value="84" table:style-name="ce6">
            <text:p>84</text:p>
          </table:table-cell>
          <table:table-cell table:style-name="ce69"/>
          <table:table-cell table:content-validation-name="val7" table:style-name="ce6"/>
          <table:table-cell table:style-name="ce70"/>
          <table:table-cell table:style-name="ce71"/>
          <table:table-cell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4" table:formula="of:=[Sprint_03_Backlog.B1]+1" table:style-name="ce59">
            <text:p>4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0-27T00:00:00" table:formula="of:=[Sprint_03_Backlog.B2]+7" table:style-name="ce63">
            <text:p>Oct 27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03T00:00:00" table:formula="of:=[.B2]+7" table:style-name="ce63">
            <text:p>Nov 03</text:p>
          </table:table-cell>
          <table:table-cell table:style-name="ce59"/>
          <table:table-cell table:style-name="ce59">
            <draw:frame draw:z-index="1" draw:id="id4" draw:style-name="a4" draw:name="Chart 1" svg:x="1.837in" svg:y="0.0744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0" table:formula="of:=COUNTA([.D17:.D995])" table:style-name="ce59">
            <text:p>0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0" table:formula="of:=[.B7]-[.C8]" table:style-name="ce59">
            <text:p>0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0" table:formula="of:=[.B8]-[.C9]" table:style-name="ce59">
            <text:p>0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0" table:formula="of:=[.B9]-[.C10]" table:style-name="ce59">
            <text:p>0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8" table:style-name="ce6">
            <text:p>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2" table:content-validation-name="val8" table:style-name="ce6">
            <text:p>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3" table:content-validation-name="val8" table:style-name="ce6">
            <text:p>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4" table:content-validation-name="val8" table:style-name="ce6">
            <text:p>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5" table:content-validation-name="val8" table:style-name="ce6">
            <text:p>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6" table:content-validation-name="val8" table:style-name="ce6">
            <text:p>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7" table:content-validation-name="val8" table:style-name="ce6">
            <text:p>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8" table:content-validation-name="val8" table:style-name="ce6">
            <text:p>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9" table:content-validation-name="val8" table:style-name="ce6">
            <text:p>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0" table:content-validation-name="val8" table:style-name="ce6">
            <text:p>1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1" table:content-validation-name="val8" table:style-name="ce6">
            <text:p>1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2" table:content-validation-name="val8" table:style-name="ce6">
            <text:p>1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3" table:content-validation-name="val8" table:style-name="ce6">
            <text:p>1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4" table:content-validation-name="val8" table:style-name="ce6">
            <text:p>1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5" table:content-validation-name="val8" table:style-name="ce6">
            <text:p>1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6" table:content-validation-name="val8" table:style-name="ce6">
            <text:p>1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7" table:content-validation-name="val8" table:style-name="ce6">
            <text:p>1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3">
          <table:table-cell office:value-type="float" office:value="18" table:content-validation-name="val8" table:style-name="ce6">
            <text:p>1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19" table:content-validation-name="val8" table:style-name="ce6">
            <text:p>1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0" table:content-validation-name="val8" table:style-name="ce6">
            <text:p>2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1" table:content-validation-name="val8" table:style-name="ce6">
            <text:p>2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2" table:content-validation-name="val8" table:style-name="ce6">
            <text:p>2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3" table:content-validation-name="val8" table:style-name="ce6">
            <text:p>2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4" table:content-validation-name="val8" table:style-name="ce6">
            <text:p>2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5" table:content-validation-name="val8" table:style-name="ce6">
            <text:p>2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6" table:content-validation-name="val8" table:style-name="ce6">
            <text:p>2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7" table:content-validation-name="val8" table:style-name="ce6">
            <text:p>2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8" table:content-validation-name="val8" table:style-name="ce6">
            <text:p>2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29" table:content-validation-name="val8" table:style-name="ce6">
            <text:p>2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0" table:content-validation-name="val8" table:style-name="ce6">
            <text:p>3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1" table:content-validation-name="val8" table:style-name="ce6">
            <text:p>3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2" table:content-validation-name="val8" table:style-name="ce6">
            <text:p>3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3" table:content-validation-name="val8" table:style-name="ce6">
            <text:p>3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4" table:content-validation-name="val8" table:style-name="ce6">
            <text:p>3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5" table:content-validation-name="val8" table:style-name="ce6">
            <text:p>3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6" table:content-validation-name="val8" table:style-name="ce6">
            <text:p>3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7" table:content-validation-name="val8" table:style-name="ce6">
            <text:p>3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8" table:content-validation-name="val8" table:style-name="ce6">
            <text:p>3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39" table:content-validation-name="val8" table:style-name="ce6">
            <text:p>3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0" table:content-validation-name="val8" table:style-name="ce6">
            <text:p>4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1" table:content-validation-name="val8" table:style-name="ce6">
            <text:p>4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2" table:content-validation-name="val8" table:style-name="ce6">
            <text:p>4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3" table:content-validation-name="val8" table:style-name="ce6">
            <text:p>4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4" table:content-validation-name="val8" table:style-name="ce6">
            <text:p>4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5" table:content-validation-name="val8" table:style-name="ce6">
            <text:p>4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6" table:content-validation-name="val8" table:style-name="ce6">
            <text:p>4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7" table:content-validation-name="val8" table:style-name="ce6">
            <text:p>4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8" table:content-validation-name="val8" table:style-name="ce6">
            <text:p>4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49" table:content-validation-name="val8" table:style-name="ce6">
            <text:p>4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0" table:content-validation-name="val8" table:style-name="ce6">
            <text:p>5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1" table:content-validation-name="val8" table:style-name="ce6">
            <text:p>5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2" table:content-validation-name="val8" table:style-name="ce6">
            <text:p>5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3" table:content-validation-name="val8" table:style-name="ce6">
            <text:p>5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4" table:content-validation-name="val8" table:style-name="ce6">
            <text:p>5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5" table:content-validation-name="val8" table:style-name="ce6">
            <text:p>5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6" table:content-validation-name="val8" table:style-name="ce6">
            <text:p>5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7" table:content-validation-name="val8" table:style-name="ce6">
            <text:p>5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8" table:content-validation-name="val8" table:style-name="ce6">
            <text:p>5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59" table:content-validation-name="val8" table:style-name="ce6">
            <text:p>5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0" table:content-validation-name="val8" table:style-name="ce6">
            <text:p>6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1" table:content-validation-name="val8" table:style-name="ce6">
            <text:p>6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2" table:content-validation-name="val8" table:style-name="ce6">
            <text:p>6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3" table:content-validation-name="val8" table:style-name="ce6">
            <text:p>6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4" table:content-validation-name="val8" table:style-name="ce6">
            <text:p>6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5" table:content-validation-name="val8" table:style-name="ce6">
            <text:p>6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6" table:content-validation-name="val8" table:style-name="ce6">
            <text:p>6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7" table:content-validation-name="val8" table:style-name="ce6">
            <text:p>6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8" table:content-validation-name="val8" table:style-name="ce6">
            <text:p>6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69" table:content-validation-name="val8" table:style-name="ce6">
            <text:p>6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0" table:content-validation-name="val8" table:style-name="ce6">
            <text:p>7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1" table:content-validation-name="val8" table:style-name="ce6">
            <text:p>7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2" table:content-validation-name="val8" table:style-name="ce6">
            <text:p>7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3" table:content-validation-name="val8" table:style-name="ce6">
            <text:p>7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4" table:content-validation-name="val8" table:style-name="ce6">
            <text:p>7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5" table:content-validation-name="val8" table:style-name="ce6">
            <text:p>75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6" table:content-validation-name="val8" table:style-name="ce6">
            <text:p>76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7" table:content-validation-name="val8" table:style-name="ce6">
            <text:p>77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8" table:content-validation-name="val8" table:style-name="ce6">
            <text:p>78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79" table:content-validation-name="val8" table:style-name="ce6">
            <text:p>79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80" table:content-validation-name="val8" table:style-name="ce6">
            <text:p>80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81" table:content-validation-name="val8" table:style-name="ce6">
            <text:p>81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82" table:content-validation-name="val8" table:style-name="ce6">
            <text:p>82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83" table:content-validation-name="val8" table:style-name="ce6">
            <text:p>83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style-name="ro5">
          <table:table-cell office:value-type="float" office:value="84" table:content-validation-name="val8" table:style-name="ce6">
            <text:p>84</text:p>
          </table:table-cell>
          <table:table-cell table:content-validation-name="val9" table:style-name="ce69"/>
          <table:table-cell table:content-validation-name="val10" table:style-name="ce6"/>
          <table:table-cell table:content-validation-name="val11" table:style-name="ce70"/>
          <table:table-cell table:content-validation-name="val12" table:style-name="ce71"/>
          <table:table-cell table:content-validation-name="val13"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5" table:style-name="ce59">
            <text:p>5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1-03T00:00:00" table:formula="of:=[Sprint_04_Backlog.B2]+7" table:style-name="ce63">
            <text:p>Nov 03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10T00:00:00" table:formula="of:=[.B2]+7" table:style-name="ce63">
            <text:p>Nov 10</text:p>
          </table:table-cell>
          <table:table-cell table:style-name="ce59"/>
          <table:table-cell table:style-name="ce59">
            <draw:frame draw:z-index="1" draw:id="id5" draw:style-name="a5" draw:name="Chart 1" svg:x="1.837in" svg:y="0.0744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0" table:formula="of:=COUNTA([.D17:.D995])" table:style-name="ce59">
            <text:p>0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0" table:formula="of:=[.B7]-[.C8]" table:style-name="ce59">
            <text:p>0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0" table:formula="of:=[.B8]-[.C9]" table:style-name="ce59">
            <text:p>0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0" table:formula="of:=[.B9]-[.C10]" table:style-name="ce59">
            <text:p>0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4" table:style-name="ce6">
            <text:p>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2" table:content-validation-name="val14" table:style-name="ce6">
            <text:p>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3" table:content-validation-name="val14" table:style-name="ce6">
            <text:p>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4" table:content-validation-name="val14" table:style-name="ce6">
            <text:p>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5" table:content-validation-name="val14" table:style-name="ce6">
            <text:p>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6" table:content-validation-name="val14" table:style-name="ce6">
            <text:p>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7" table:content-validation-name="val14" table:style-name="ce6">
            <text:p>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8" table:content-validation-name="val14" table:style-name="ce6">
            <text:p>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9" table:content-validation-name="val14" table:style-name="ce6">
            <text:p>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0" table:content-validation-name="val14" table:style-name="ce6">
            <text:p>1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1" table:content-validation-name="val14" table:style-name="ce6">
            <text:p>1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2" table:content-validation-name="val14" table:style-name="ce6">
            <text:p>1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3" table:content-validation-name="val14" table:style-name="ce6">
            <text:p>1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4" table:content-validation-name="val14" table:style-name="ce6">
            <text:p>1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style-name="ro5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9"/>
          <table:table-cell table:content-validation-name="val16" table:style-name="ce6"/>
          <table:table-cell table:content-validation-name="val17" table:style-name="ce70"/>
          <table:table-cell table:content-validation-name="val18" table:style-name="ce71"/>
          <table:table-cell table:content-validation-name="val19"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9">
            <text:p>Sprint #</text:p>
          </table:table-cell>
          <table:table-cell office:value-type="float" office:value="6" table:style-name="ce59">
            <text:p>6</text:p>
          </table:table-cell>
          <table:table-cell table:style-name="ce59"/>
          <table:table-cell office:value-type="string" table:style-name="ce60">
            <text:p>Complete Fields in Green!!!</text:p>
          </table:table-cell>
          <table:table-cell table:style-name="ce1"/>
          <table:table-cell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Start on</text:p>
          </table:table-cell>
          <table:table-cell office:value-type="date" office:date-value="2020-11-10T00:00:00" table:formula="of:=[Sprint_05_Backlog.B2]+7" table:style-name="ce63">
            <text:p>Nov 10</text:p>
          </table:table-cell>
          <table:table-cell table:style-name="ce59"/>
          <table:table-cell office:value-type="string" table:style-name="ce64">
            <text:p>*** Create a new Sprint Backlog for EVERY SPRINT ***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End on</text:p>
          </table:table-cell>
          <table:table-cell office:value-type="date" office:date-value="2020-11-17T00:00:00" table:formula="of:=[.B2]+7" table:style-name="ce63">
            <text:p>Nov 17</text:p>
          </table:table-cell>
          <table:table-cell table:style-name="ce59"/>
          <table:table-cell table:style-name="ce59">
            <draw:frame draw:z-index="1" draw:id="id6" draw:style-name="a6" draw:name="Chart 1" svg:x="1.837in" svg:y="0.0744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emo on</text:p>
          </table:table-cell>
          <table:table-cell office:value-type="string" table:style-name="ce65">
            <text:p>TBD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table:style-name="ce65"/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style-name="ce59"/>
          <table:table-cell office:value-type="string" table:style-name="ce66">
            <text:p>Remaining</text:p>
          </table:table-cell>
          <table:table-cell office:value-type="string" table:style-name="ce59">
            <text:p>Completed (this day)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Total Tasks</text:p>
          </table:table-cell>
          <table:table-cell office:value-type="float" office:value="0" table:formula="of:=COUNTA([.D17:.D995])" table:style-name="ce59">
            <text:p>0</text:p>
          </table:table-cell>
          <table:table-cell table:number-columns-repeated="4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1 Left</text:p>
          </table:table-cell>
          <table:table-cell office:value-type="float" office:value="0" table:formula="of:=[.B7]-[.C8]" table:style-name="ce59">
            <text:p>0</text:p>
          </table:table-cell>
          <table:table-cell office:value-type="float" office:value="0" table:formula="of:=COUNTIF([.E$17:.E$995]; &quot;Completed Day 1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2 Left</text:p>
          </table:table-cell>
          <table:table-cell office:value-type="float" office:value="0" table:formula="of:=[.B8]-[.C9]" table:style-name="ce59">
            <text:p>0</text:p>
          </table:table-cell>
          <table:table-cell office:value-type="float" office:value="0" table:formula="of:=COUNTIF([.E$17:.E$995]; &quot;Completed Day 2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3 Left</text:p>
          </table:table-cell>
          <table:table-cell office:value-type="float" office:value="0" table:formula="of:=[.B9]-[.C10]" table:style-name="ce59">
            <text:p>0</text:p>
          </table:table-cell>
          <table:table-cell office:value-type="float" office:value="0" table:formula="of:=COUNTIF([.E$17:.E$995]; &quot;Completed Day 3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4 Left</text:p>
          </table:table-cell>
          <table:table-cell office:value-type="float" office:value="0" table:formula="of:=[.B10]-[.C11]" table:style-name="ce59">
            <text:p>0</text:p>
          </table:table-cell>
          <table:table-cell office:value-type="float" office:value="0" table:formula="of:=COUNTIF([.E$17:.E$995]; &quot;Completed Day 4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5 Left</text:p>
          </table:table-cell>
          <table:table-cell office:value-type="float" office:value="0" table:formula="of:=[.B11]-[.C12]" table:style-name="ce59">
            <text:p>0</text:p>
          </table:table-cell>
          <table:table-cell office:value-type="float" office:value="0" table:formula="of:=COUNTIF([.E$17:.E$995]; &quot;Completed Day 5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6 Left</text:p>
          </table:table-cell>
          <table:table-cell office:value-type="float" office:value="0" table:formula="of:=[.B12]-[.C13]" table:style-name="ce59">
            <text:p>0</text:p>
          </table:table-cell>
          <table:table-cell office:value-type="float" office:value="0" table:formula="of:=COUNTIF([.E$17:.E$995]; &quot;Completed Day 6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59">
            <text:p>Day 7 Left</text:p>
          </table:table-cell>
          <table:table-cell office:value-type="float" office:value="0" table:formula="of:=[.B13]-[.C14]" table:style-name="ce59">
            <text:p>0</text:p>
          </table:table-cell>
          <table:table-cell office:value-type="float" office:value="0" table:formula="of:=COUNTIF([.E$17:.E$995]; &quot;Completed Day 7&quot;)" table:style-name="ce59">
            <text:p>0</text:p>
          </table:table-cell>
          <table:table-cell table:number-columns-repeated="3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table:number-columns-repeated="3" table:style-name="ce59"/>
          <table:table-cell office:value-type="string" table:style-name="ce18">
            <text:p>ADD tasks below to complete each feature for THIS sprint</text:p>
          </table:table-cell>
          <table:table-cell table:number-columns-repeated="2" table:style-name="ce59"/>
          <table:table-cell table:number-columns-repeated="1016" table:style-name="ce62"/>
          <table:table-cell table:number-columns-repeated="15362"/>
        </table:table-row>
        <table:table-row table:style-name="ro3">
          <table:table-cell office:value-type="string" table:style-name="ce67">
            <text:p>Task ID</text:p>
          </table:table-cell>
          <table:table-cell office:value-type="string" table:style-name="ce67">
            <text:p>Feature ID</text:p>
          </table:table-cell>
          <table:table-cell office:value-type="string" table:style-name="ce67">
            <text:p>Assigned To</text:p>
          </table:table-cell>
          <table:table-cell office:value-type="string" table:style-name="ce67">
            <text:p>Description</text:p>
          </table:table-cell>
          <table:table-cell office:value-type="string" table:style-name="ce67">
            <text:p>Status</text:p>
          </table:table-cell>
          <table:table-cell office:value-type="string" table:style-name="ce67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20" table:style-name="ce6">
            <text:p>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2" table:content-validation-name="val20" table:style-name="ce6">
            <text:p>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3" table:content-validation-name="val20" table:style-name="ce6">
            <text:p>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4" table:content-validation-name="val20" table:style-name="ce6">
            <text:p>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5" table:content-validation-name="val20" table:style-name="ce6">
            <text:p>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6" table:content-validation-name="val20" table:style-name="ce6">
            <text:p>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7" table:content-validation-name="val20" table:style-name="ce6">
            <text:p>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8" table:content-validation-name="val20" table:style-name="ce6">
            <text:p>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9" table:content-validation-name="val20" table:style-name="ce6">
            <text:p>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0" table:content-validation-name="val20" table:style-name="ce6">
            <text:p>1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1" table:content-validation-name="val20" table:style-name="ce6">
            <text:p>1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style-name="ro5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9"/>
          <table:table-cell table:content-validation-name="val22" table:style-name="ce6"/>
          <table:table-cell table:content-validation-name="val23" table:style-name="ce70"/>
          <table:table-cell table:content-validation-name="val24" table:style-name="ce71"/>
          <table:table-cell table:content-validation-name="val25" table:style-name="ce72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zaky</dc:creator>
    <meta:creation-date>2016-03-21T22:16:37Z</meta:creation-date>
    <dc:date>2020-10-20T07:35:49Z</dc:date>
    <meta:editing-cycles>19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9527559055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